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eeting Agenda</text:p>
      <text:p text:style-name="P1"/>
      <text:p text:style-name="P1"><text:s text:c="2"/>Date: 2015-03-26</text:p>
      <text:p text:style-name="P1"/>
      <text:p text:style-name="P1"><text:s text:c="2"/>Facilitator: Neda Farhand</text:p>
      <text:p text:style-name="P1"/>
      <text:p text:style-name="P1"><text:s text:c="2"/>Participants: Neda Farhand, Tobias Hallberg, Daniel Johansson, Erik <text:tab/>Öhrn.</text:p>
      <text:p text:style-name="P1"/>
      <text:p text:style-name="P1">1. Objectives (5 min). Resolve any issues preventing the team to </text:p>
      <text:p text:style-name="P1"><text:s text:c="2"/>continue.</text:p>
      <text:p text:style-name="P1"/>
      <text:p text:style-name="P1"><text:s text:c="2"/><text:tab/>- Seeing as the project is in the beginning stages no major issues <text:tab/><text:tab/>have yet to arise. </text:p>
      <text:p text:style-name="P1"/>
      <text:p text:style-name="P1">2. Reports (15 min) from previous meeting</text:p>
      <text:p text:style-name="P1"/>
      <text:p text:style-name="P1"><text:s text:c="2"/><text:tab/>- We have not yet had any previous meetings. </text:p>
      <text:p text:style-name="P1"/>
      <text:p text:style-name="P1">3. Discussion items (35 min) </text:p>
      <text:p text:style-name="P1"/>
      <text:p text:style-name="P1"><text:s text:c="2"/><text:tab/>- After this meeting we are to begin working on section 1 and 2.3 of <text:tab/><text:tab/>the RAD, which should be partially done by the end of the week. </text:p>
      <text:p text:style-name="P1"><text:tab/>- a directory/folder structure integrating Maven as well as libgdx <text:tab/><text:tab/>(selected game library) should be up and running by the end of the <text:tab/><text:tab/>week; preferably by our next meeting. </text:p>
      <text:p text:style-name="P1"><text:tab/>- A number of UCs (Use Cases) should be ready by the end of the week. <text:s/></text:p>
      <text:p text:style-name="P1"/>
      <text:p text:style-name="P1">4. Outcomes and assignments (5 min) </text:p>
      <text:p text:style-name="P1"/>
      <text:p text:style-name="P1"><text:s text:c="2"/><text:tab/>- It has been decided that all discussion items in 3) are to be <text:tab/><text:tab/><text:tab/>resolved <text:tab/>by the end of the week/their respective deadlines within <text:tab/><text:tab/>this week, and that each group member are to contribute by following <text:tab/><text:tab/>through with their mentioned tasks as listed below. </text:p>
      <text:p text:style-name="P1"/>
      <text:p text:style-name="P1"><text:s text:c="2"/><text:tab/>- Neda: write first drafts of all UCs. </text:p>
      <text:p text:style-name="P1"><text:tab/>- Erik: write a first draft of section 1 of RAD.</text:p>
      <text:p text:style-name="P1"><text:tab/>- Daniel: write a first draft of section 2.3 of RAD.</text:p>
      <text:p text:style-name="P1"><text:tab/>- Tobias: create directory/folder structure. </text:p>
      <text:p text:style-name="P1"/>
      <text:p text:style-name="P1">5. Wrap up</text:p>
      <text:p text:style-name="P1"/>
      <text:p text:style-name="P1"><text:s text:c="2"/>- There are no unresolved issues.</text:p>
      <text:p text:style-name="P1"/>
      <text:p text:style-name="P1"><text:s text:c="2"/>- Our next meeting is to be held at 12:00 in room 3217, EDIT bui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